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6.492cm" fo:margin-left="0.009cm" fo:margin-top="0cm" fo:margin-bottom="0cm" table:align="left" style:writing-mode="lr-tb"/>
    </style:style>
    <style:style style:name="Table1.A" style:family="table-column">
      <style:table-column-properties style:column-width="2.741cm"/>
    </style:style>
    <style:style style:name="Table1.B" style:family="table-column">
      <style:table-column-properties style:column-width="13.7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rsid="00144e39"/>
    </style:style>
    <style:style style:name="P2" style:family="paragraph" style:parent-style-name="Standard">
      <style:paragraph-properties fo:line-height="150%"/>
      <style:text-properties officeooo:paragraph-rsid="00144e39"/>
    </style:style>
    <style:style style:name="P3" style:family="paragraph" style:parent-style-name="Standard">
      <style:paragraph-properties fo:line-height="150%" fo:text-align="center" style:justify-single-word="false"/>
      <style:text-properties officeooo:rsid="0010c3c4" officeooo:paragraph-rsid="0010c3c4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style:letter-kerning="false" style:font-name-asian="宋体" style:font-size-asian="11pt" style:language-asian="zh" style:country-asian="CN" style:font-size-complex="11pt" style:language-complex="ar" style:country-complex="SA"/>
    </style:style>
    <style:style style:name="P7" style:family="paragraph" style:parent-style-name="Standard">
      <style:paragraph-properties fo:line-height="150%"/>
      <style:text-properties officeooo:rsid="001c2a55" officeooo:paragraph-rsid="00144e39"/>
    </style:style>
    <style:style style:name="P8" style:family="paragraph" style:parent-style-name="Heading_20_2">
      <style:paragraph-properties fo:margin-top="0.494cm" fo:margin-bottom="0.494cm" style:contextual-spacing="false" fo:text-align="center" style:justify-single-word="false"/>
    </style:style>
    <style:style style:name="P9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0c3c4" officeooo:paragraph-rsid="0010c3c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0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0c3c4" officeooo:paragraph-rsid="001d668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1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1a43d" officeooo:paragraph-rsid="00184e4f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2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1a43d" officeooo:paragraph-rsid="0011a43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3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84e4f" officeooo:paragraph-rsid="00184e4f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4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d668d" officeooo:paragraph-rsid="001d668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5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d8952" officeooo:paragraph-rsid="001d8952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16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224f84" officeooo:paragraph-rsid="00224f8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10c3c4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0c3c4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d668d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22222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28d68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8" style:family="text">
      <style:text-properties style:font-name="Times New Roman" fo:font-size="12pt" fo:language="en" fo:country="AU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9" style:family="text">
      <style:text-properties style:font-name="Times New Roman" fo:font-size="12pt" fo:language="en" fo:country="AU" officeooo:rsid="0028d68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0c3c4" style:font-size-asian="14pt" style:font-size-complex="14pt"/>
    </style:style>
    <style:style style:name="T12" style:family="text">
      <style:text-properties fo:font-size="14pt" officeooo:rsid="001d668d" style:font-size-asian="14pt" style:font-size-complex="14pt"/>
    </style:style>
    <style:style style:name="T13" style:family="text">
      <style:text-properties fo:font-size="10pt" officeooo:rsid="001d668d" style:font-size-asian="10pt" style:font-size-complex="10pt"/>
    </style:style>
    <style:style style:name="T14" style:family="text">
      <style:text-properties officeooo:rsid="001d8952"/>
    </style:style>
    <style:style style:name="T15" style:family="text">
      <style:text-properties officeooo:rsid="001f74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Gary</text:span></text:p>
      <text:p text:style-name="P4" loext:marker-style-name="T1"><text:span text:style-name="T1">CITS3200 PROFESSIONAL COMPUTING</text:span><text:span text:style-name="T1"/></text:p>
      <text:h text:style-name="P8" text:outline-level="2" loext:marker-style-name="T10"><text:bookmark-start text:name="_Toc492841249"/><text:span text:style-name="T10">MEETING # </text:span><text:bookmark-end text:name="_Toc492841249"/><text:span text:style-name="T11">2.</text:span><text:span text:style-name="T12">1 <text:line-break/></text:span><text:span text:style-name="T13">(MEETING 2 CANCELED DUE TO LACK OF ATTENDANCE)</text:span></text:h>
      <text:p text:style-name="P5" loext:marker-style-name="T3"><text:span text:style-name="T3">Time: </text:span><text:span text:style-name="T6">12:00pm</text:span></text:p>
      <text:p text:style-name="P5" loext:marker-style-name="T3"><text:span text:style-name="T3">Date: </text:span><text:span text:style-name="T4">2</text:span><text:span text:style-name="T5">6</text:span><text:span text:style-name="T4">/07/2024</text:span></text:p>
      <text:p text:style-name="P5" loext:marker-style-name="T3"><text:span text:style-name="T3">Venue: </text:span><text:span text:style-name="T6">UWA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 loext:marker-style-name="T3"><text:span text:style-name="T3">Tasks</text:span><text:span text:style-name="T3"/></text:p>
          </table:table-cell>
          <table:table-cell table:style-name="Table1.A1" office:value-type="string">
            <text:p text:style-name="P6" loext:marker-style-name="T3"><text:span text:style-name="T3">Sub-tasks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6" loext:marker-style-name="T3"><text:span text:style-name="T3">Reports</text:span><text:span text:style-name="T3"/></text:p>
          </table:table-cell>
          <table:table-cell table:style-name="Table1.B2" office:value-type="string">
            <text:list text:style-name="WWNum1">
              <text:list-item>
                <text:p text:style-name="P9" loext:marker-style-name="T3">William van den Wall Bake:</text:p>
                <text:list>
                  <text:list-item>
                    <text:p text:style-name="P9" loext:marker-style-name="T3">Minutes from Meeting 1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6" loext:marker-style-name="T3"><text:span text:style-name="T3">Discussions/Clarifications</text:span><text:span text:style-name="T3"/></text:p>
          </table:table-cell>
          <table:table-cell table:style-name="Table1.B3" office:value-type="string">
            <text:list text:continue-numbering="true" text:style-name="WWNum1">
              <text:list-item>
                <text:p text:style-name="P10" loext:marker-style-name="T3">General in person introductio<text:span text:style-name="T15">n</text:span>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6" loext:marker-style-name="T3"><text:span text:style-name="T3">To Do</text:span><text:span text:style-name="T3"/></text:p>
          </table:table-cell>
          <table:table-cell table:style-name="Table1.B4" office:value-type="string">
            <text:list text:continue-numbering="true" text:style-name="WWNum1">
              <text:list-item>
                <text:p text:style-name="P11" loext:marker-style-name="T3">In Person introductions</text:p>
                <text:list>
                  <text:list-item>
                    <text:p text:style-name="P11" loext:marker-style-name="T3">Meet and Greet</text:p>
                  </text:list-item>
                </text:list>
              </text:list-item>
              <text:list-item>
                <text:p text:style-name="P13" loext:marker-style-name="T3">Timesheets – Setup/how to do?</text:p>
              </text:list-item>
              <text:list-item>
                <text:p text:style-name="P14" loext:marker-style-name="T3">Discuss <text:span text:style-name="T14">Project and Project Requirements</text:span></text:p>
                <text:list>
                  <text:list-item>
                    <text:p text:style-name="P15" loext:marker-style-name="T3">Set members to file reports on various aspects of projects</text:p>
                  </text:list-item>
                  <text:list-item>
                    <text:p text:style-name="P16" loext:marker-style-name="T3">Start allocating tasks for estimating time to completion</text:p>
                  </text:list-item>
                </text:list>
              </text:list-item>
              <text:list-item>
                <text:p text:style-name="P15" loext:marker-style-name="T3">Begin Liaising with Client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6" loext:marker-style-name="T3"><text:span text:style-name="T3">Next Meeting</text:span><text:span text:style-name="T3"/></text:p>
          </table:table-cell>
          <table:table-cell table:style-name="Table1.B5" office:value-type="string">
            <text:list text:continue-numbering="true" text:style-name="WWNum1">
              <text:list-item>
                <text:p text:style-name="P12" loext:marker-style-name="T3">Set Time Date and Venue</text:p>
              </text:list-item>
            </text:list>
          </table:table-cell>
        </table:table-row>
      </table:table>
      <text:p text:style-name="P1"/>
      <text:p text:style-name="P7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A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Theodore Siswanto</meta:initial-creator>
    <meta:editing-cycles>18</meta:editing-cycles>
    <meta:creation-date>2018-08-06T02:32:00</meta:creation-date>
    <dc:date>2024-07-24T12:32:38.055295971</dc:date>
    <meta:editing-duration>PT38M12S</meta:editing-duration>
    <meta:generator>LibreOffice/7.6.7.2$Linux_X86_64 LibreOffice_project/60$Build-2</meta:generator>
    <meta:document-statistic meta:table-count="1" meta:image-count="0" meta:object-count="0" meta:page-count="1" meta:paragraph-count="23" meta:word-count="95" meta:character-count="557" meta:non-whitespace-character-count="494"/>
    <meta:user-defined meta:name="AppVersion">16.0000</meta:user-defined>
    <meta:template xlink:type="simple" xlink:actuate="onRequest" xlink:title="Normal.dotm" xlink:href=""/>
  </office:meta>
</office:document-meta>
</file>